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b707a" officeooo:paragraph-rsid="000b707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707a" officeooo:paragraph-rsid="000b707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0d597c" officeooo:paragraph-rsid="000d597c"/>
    </style:style>
    <style:style style:name="P4" style:family="paragraph" style:parent-style-name="Standard">
      <style:paragraph-properties fo:text-align="start" style:justify-single-word="false"/>
      <style:text-properties officeooo:rsid="000f470e" officeooo:paragraph-rsid="000f470e"/>
    </style:style>
    <style:style style:name="P5" style:family="paragraph" style:parent-style-name="Standard">
      <style:paragraph-properties fo:text-align="start" style:justify-single-word="false"/>
      <style:text-properties officeooo:rsid="000fa0db" officeooo:paragraph-rsid="000fa0db"/>
    </style:style>
    <style:style style:name="P6" style:family="paragraph" style:parent-style-name="Standard">
      <style:paragraph-properties fo:text-align="start" style:justify-single-word="false"/>
      <style:text-properties officeooo:rsid="000fe6f0" officeooo:paragraph-rsid="000fe6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597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597c" style:font-weight-asian="normal" style:font-weight-complex="normal"/>
    </style:style>
    <style:style style:name="T5" style:family="text">
      <style:text-properties fo:font-weight="normal" officeooo:rsid="000f470e" style:font-weight-asian="normal" style:font-weight-complex="normal"/>
    </style:style>
    <style:style style:name="T6" style:family="text">
      <style:text-properties fo:font-weight="normal" officeooo:rsid="000fe6f0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GORITHME EN CROIX</text:p>
      <text:p text:style-name="P2"/>
      <text:p text:style-name="P1"><text:span text:style-name="T1">//BUT : </text:span><text:span text:style-name="T4">Créez une crois en fonction d’un caractère et d’un nombre</text:span></text:p>
      <text:p text:style-name="P1"><text:span text:style-name="T2">//ENTREE :</text:span><text:span text:style-name="T4"> Un caractère et un nombre</text:span></text:p>
      <text:p text:style-name="P1"><text:span text:style-name="T2">//SORTIE :</text:span><text:span text:style-name="T4"> Une croix</text:span></text:p>
      <text:p text:style-name="P1"><text:span text:style-name="T4"/></text:p>
      <text:p text:style-name="P3"><text:span text:style-name="T3">VAR </text:span></text:p>
      <text:p text:style-name="P3"><text:span text:style-name="T3"><text:tab/></text:span><text:span text:style-name="T5">nb1<text:tab/>: ENTIER</text:span></text:p>
      <text:p text:style-name="P3"><text:span text:style-name="T5"><text:tab/>car<text:tab/>: CARACTERE</text:span></text:p>
      <text:p text:style-name="P3"><text:span text:style-name="T5"/></text:p>
      <text:p text:style-name="P4"><text:span text:style-name="T3">DEBUT</text:span></text:p>
      <text:p text:style-name="P4"><text:span text:style-name="T3"><text:tab/><text:tab/>ECRIRE « Veuillez saisir un caractère »</text:span></text:p>
      <text:p text:style-name="P4"><text:span text:style-name="T3"><text:tab/><text:tab/>LIRE car</text:span></text:p>
      <text:p text:style-name="P4"><text:span text:style-name="T3"><text:tab/><text:tab/>ECRIRE « Veuillez saisir un nombre »</text:span></text:p>
      <text:p text:style-name="P4"><text:span text:style-name="T3"><text:tab/><text:tab/>LIRE nb1</text:span></text:p>
      <text:p text:style-name="P6"><text:span text:style-name="T3"/></text:p>
      <text:p text:style-name="P5"><text:span text:style-name="T3"><text:tab/><text:tab/>POUR i DE 1 </text:span><text:span text:style-name="T6">A nb1 FAIRE</text:span></text:p>
      <text:p text:style-name="P5"><text:span text:style-name="T6"/></text:p>
      <text:p text:style-name="P6"><text:span text:style-name="T3"><text:tab/>DEBUT</text:span></text:p>
      <text:p text:style-name="P6"><text:span text:style-name="T3"><text:tab/><text:tab/>POUR j DE 1 A nb1 FAIRE</text:span></text:p>
      <text:p text:style-name="P6"><text:span text:style-name="T3"><text:tab/><text:tab/>DEBUT</text:span></text:p>
      <text:p text:style-name="P6"><text:span text:style-name="T3"><text:tab/><text:tab/>SI j=i ou j=nb1-(i-1) alors</text:span></text:p>
      <text:p text:style-name="P6"><text:span text:style-name="T5"><text:tab/><text:tab/></text:span><text:span text:style-name="T3">ECRIRE car</text:span></text:p>
      <text:p text:style-name="P6"><text:span text:style-name="T3"><text:tab/><text:tab/>SINON</text:span></text:p>
      <text:p text:style-name="P6"><text:span text:style-name="T3"><text:tab/><text:tab/>ECRIRE ‘ ‘<text:tab/></text:span></text:p>
      <text:p text:style-name="P6"><text:span text:style-name="T3"><text:tab/><text:tab/>FIN</text:span></text:p>
      <text:p text:style-name="P6"><text:span text:style-name="T3"><text:tab/>ECRIRE</text:span></text:p>
      <text:p text:style-name="P6"><text:span text:style-name="T3"><text:tab/>FIN</text:span></text:p>
      <text:p text:style-name="P6"><text:span text:style-name="T3">F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0:35:04.105000000</meta:creation-date>
    <dc:date>2016-11-14T12:09:43.947000000</dc:date>
    <meta:editing-duration>PT2M52S</meta:editing-duration>
    <meta:editing-cycles>1</meta:editing-cycles>
    <meta:document-statistic meta:table-count="0" meta:image-count="0" meta:object-count="0" meta:page-count="1" meta:paragraph-count="24" meta:word-count="83" meta:character-count="420" meta:non-whitespace-character-count="330"/>
    <meta:generator>LibreOffice/5.1.5.2$Windows_x86 LibreOffice_project/7a864d8825610a8c07cfc3bc01dd4fce6a9447e5</meta:generator>
  </office:meta>
</office:document-meta>
</file>